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20000016446C1BBAD59E3CD00.png" manifest:media-type="image/png"/>
  <manifest:file-entry manifest:full-path="Pictures/100000000000032A00000285C3FE7F469C84EE2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b2a6" officeooo:paragraph-rsid="0008b2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x="0cm" svg:y="10.319cm" svg:width="17cm" svg:height="13.536cm" draw:z-index="1"><draw:image xlink:href="Pictures/100000000000032A00000285C3FE7F469C84EE21.png" xlink:type="simple" xlink:show="embed" xlink:actuate="onLoad" draw:mime-type="image/png"/></draw:frame><draw:frame draw:style-name="fr1" draw:name="Imagen1" text:anchor-type="char" svg:x="0.175cm" svg:y="1.027cm" svg:width="17cm" svg:height="7.257cm" draw:z-index="0"><draw:image xlink:href="Pictures/10000000000003420000016446C1BBAD59E3CD00.png" xlink:type="simple" xlink:show="embed" xlink:actuate="onLoad" draw:mime-type="image/png"/></draw:frame>SHOW CREATE PROCEDURE aumentar_presupues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8T08:52:44.398000000</meta:creation-date>
    <dc:date>2024-05-08T09:37:17.844000000</dc:date>
    <meta:editing-duration>PT44M36S</meta:editing-duration>
    <meta:editing-cycles>1</meta:editing-cycles>
    <meta:document-statistic meta:table-count="0" meta:image-count="2" meta:object-count="0" meta:page-count="1" meta:paragraph-count="1" meta:word-count="4" meta:character-count="42" meta:non-whitespace-character-count="39"/>
    <meta:generator>LibreOffice/7.6.0.3$Windows_X86_64 LibreOffice_project/69edd8b8ebc41d00b4de3915dc82f8f0fc3b6265</meta:generator>
  </office:meta>
</office:document-meta>
</file>